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'Droid Sans Mono', monospace, monospace"/>
  </office:font-face-decls>
  <office:automatic-styles>
    <style:style style:name="P1" style:family="paragraph" style:parent-style-name="Text_20_body">
      <style:text-properties officeooo:paragraph-rsid="001bda72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bold" officeooo:rsid="00159898" style:font-size-asian="13.1000003814697pt" style:font-weight-asian="bold" style:font-size-complex="15pt" style:font-weight-complex="bold"/>
    </style:style>
    <style:style style:name="P3" style:family="paragraph" style:parent-style-name="Text_20_body">
      <style:text-properties officeooo:paragraph-rsid="001cc011"/>
    </style:style>
    <style:style style:name="P4" style:family="paragraph" style:parent-style-name="Standard">
      <style:paragraph-properties style:line-height-at-least="0.556cm"/>
      <style:text-properties fo:color="#343741" loext:opacity="100%" style:font-name="Roboto Mono" fo:font-size="9pt" fo:font-weight="normal" fo:background-color="#fbfcfd"/>
    </style:style>
    <style:style style:name="P5" style:family="paragraph" style:parent-style-name="Standard">
      <style:text-properties fo:color="#343741" loext:opacity="100%" style:font-name="Roboto Mono" fo:font-size="9pt" fo:font-weight="normal" officeooo:rsid="00225bfb" officeooo:paragraph-rsid="00225bfb" fo:background-color="#fbfcfd"/>
    </style:style>
    <style:style style:name="P6" style:family="paragraph" style:parent-style-name="Standard">
      <style:text-properties fo:color="#343741" loext:opacity="100%" style:font-name="Roboto Mono" fo:font-size="9pt" fo:font-weight="normal" officeooo:rsid="00225bfb" officeooo:paragraph-rsid="0028f9d6" fo:background-color="#fbfcfd"/>
    </style:style>
    <style:style style:name="P7" style:family="paragraph" style:parent-style-name="Standard">
      <style:paragraph-properties style:line-height-at-least="0.556cm"/>
      <style:text-properties fo:color="#343741" loext:opacity="100%" style:font-name="Roboto Mono" fo:font-size="9pt" fo:font-weight="normal" officeooo:rsid="0028f9d6" officeooo:paragraph-rsid="0028f9d6" fo:background-color="#fbfcfd"/>
    </style:style>
    <style:style style:name="P8" style:family="paragraph" style:parent-style-name="Text_20_body">
      <style:text-properties officeooo:rsid="00225bfb" officeooo:paragraph-rsid="00225bfb"/>
    </style:style>
    <style:style style:name="P9" style:family="paragraph" style:parent-style-name="Standard">
      <style:text-properties fo:color="#0071c2" loext:opacity="100%" style:font-name="Roboto Mono" fo:font-size="9pt" fo:font-weight="normal" officeooo:rsid="0028f9d6" officeooo:paragraph-rsid="0028f9d6" fo:background-color="#fbfcfd"/>
    </style:style>
    <style:style style:name="P10" style:family="paragraph" style:parent-style-name="Standard">
      <style:paragraph-properties style:line-height-at-least="0.556cm"/>
      <style:text-properties officeooo:paragraph-rsid="002bfa7f"/>
    </style:style>
    <style:style style:name="P11" style:family="paragraph" style:parent-style-name="Standard" style:list-style-name="L1">
      <style:text-properties fo:font-size="13pt" style:text-underline-style="none" fo:font-weight="normal" style:font-size-asian="11.3500003814697pt" style:font-weight-asian="normal" style:font-size-complex="13pt" style:font-weight-complex="normal"/>
    </style:style>
    <style:style style:name="P12" style:family="paragraph" style:parent-style-name="Standard" style:list-style-name="L1">
      <style:text-properties fo:font-size="13pt" style:text-underline-style="none" fo:font-weight="normal" officeooo:rsid="00159898" officeooo:paragraph-rsid="00159898" style:font-size-asian="11.3500003814697pt" style:font-weight-asian="normal" style:font-size-complex="13pt" style:font-weight-complex="normal"/>
    </style:style>
    <style:style style:name="P13" style:family="paragraph" style:parent-style-name="Standard" style:list-style-name="L1">
      <style:text-properties fo:font-size="13pt" style:text-underline-style="none" fo:font-weight="normal" officeooo:rsid="00177bb3" officeooo:paragraph-rsid="00177bb3" style:font-size-asian="11.3500003814697pt" style:font-weight-asian="normal" style:font-size-complex="13pt" style:font-weight-complex="normal"/>
    </style:style>
    <style:style style:name="P14" style:family="paragraph" style:parent-style-name="Standard" style:list-style-name="L1">
      <style:text-properties fo:font-size="13pt" style:text-underline-style="none" fo:font-weight="normal" officeooo:rsid="001917e8" officeooo:paragraph-rsid="001917e8" style:font-size-asian="11.3500003814697pt" style:font-weight-asian="normal" style:font-size-complex="13pt" style:font-weight-complex="normal"/>
    </style:style>
    <style:style style:name="P15" style:family="paragraph" style:parent-style-name="Standard" style:list-style-name="L1">
      <style:text-properties fo:font-size="13pt" style:text-underline-style="none" fo:font-weight="normal" officeooo:rsid="00193650" officeooo:paragraph-rsid="00193650" style:font-size-asian="11.3500003814697pt" style:font-weight-asian="normal" style:font-size-complex="13pt" style:font-weight-complex="normal"/>
    </style:style>
    <style:style style:name="P16" style:family="paragraph" style:parent-style-name="Standard" style:list-style-name="L1">
      <style:text-properties fo:font-size="13pt" style:text-underline-style="none" fo:font-weight="normal" officeooo:rsid="00197f0c" officeooo:paragraph-rsid="00197f0c" style:font-size-asian="11.3500003814697pt" style:font-weight-asian="normal" style:font-size-complex="13pt" style:font-weight-complex="normal"/>
    </style:style>
    <style:style style:name="P17" style:family="paragraph" style:parent-style-name="Standard" style:list-style-name="L1">
      <style:text-properties fo:font-size="13pt" style:text-underline-style="none" fo:font-weight="bold" officeooo:rsid="00177bb3" officeooo:paragraph-rsid="00177bb3" style:font-size-asian="11.3500003814697pt" style:font-weight-asian="bold" style:font-size-complex="13pt" style:font-weight-complex="bold"/>
    </style:style>
    <style:style style:name="P18" style:family="paragraph" style:parent-style-name="Standard" style:list-style-name="L1">
      <style:text-properties fo:font-size="13pt" style:text-underline-style="none" fo:font-weight="bold" officeooo:rsid="001917e8" officeooo:paragraph-rsid="001917e8" style:font-size-asian="11.3500003814697pt" style:font-weight-asian="bold" style:font-size-complex="13pt" style:font-weight-complex="bold"/>
    </style:style>
    <style:style style:name="P19" style:family="paragraph" style:parent-style-name="Standard" style:list-style-name="L2">
      <style:text-properties fo:color="#343741" loext:opacity="100%" style:font-name="Roboto Mono" fo:font-size="9pt" fo:font-weight="normal" officeooo:rsid="00225bfb" officeooo:paragraph-rsid="00225bfb" fo:background-color="#fbfcfd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margin-top="0cm" fo:margin-bottom="0cm" style:contextual-spacing="false"/>
    </style:style>
    <style:style style:name="P22" style:family="paragraph" style:parent-style-name="Text_20_body" style:list-style-name="L2">
      <style:text-properties officeooo:paragraph-rsid="001cc011"/>
    </style:style>
    <style:style style:name="P23" style:family="paragraph" style:parent-style-name="Text_20_body" style:list-style-name="L2">
      <style:text-properties officeooo:rsid="00225bfb" officeooo:paragraph-rsid="00225bfb"/>
    </style:style>
    <style:style style:name="P24" style:family="paragraph" style:parent-style-name="Text_20_body" style:list-style-name="L3"/>
    <style:style style:name="P25" style:family="paragraph" style:parent-style-name="Text_20_body" style:list-style-name="L3">
      <style:paragraph-properties fo:margin-top="0cm" fo:margin-bottom="0cm" style:contextual-spacing="false"/>
    </style:style>
    <style:style style:name="P26" style:family="paragraph" style:parent-style-name="Text_20_body" style:list-style-name="L4"/>
    <style:style style:name="P27" style:family="paragraph" style:parent-style-name="Text_20_body" style:list-style-name="L5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da72" style:font-weight-asian="bold" style:font-weight-complex="bold"/>
    </style:style>
    <style:style style:name="T3" style:family="text">
      <style:text-properties fo:font-size="15pt" style:text-underline-style="solid" style:text-underline-width="auto" style:text-underline-color="font-color" fo:font-weight="bold" officeooo:rsid="00159898" style:font-size-asian="13.1000003814697pt" style:font-weight-asian="bold" style:font-size-complex="15pt" style:font-weight-complex="bold"/>
    </style:style>
    <style:style style:name="T4" style:family="text">
      <style:text-properties officeooo:rsid="00159898"/>
    </style:style>
    <style:style style:name="T5" style:family="text">
      <style:text-properties officeooo:rsid="001917e8"/>
    </style:style>
    <style:style style:name="T6" style:family="text">
      <style:text-properties officeooo:rsid="00193650"/>
    </style:style>
    <style:style style:name="T7" style:family="text">
      <style:text-properties officeooo:rsid="001e2ef2"/>
    </style:style>
    <style:style style:name="T8" style:family="text">
      <style:text-properties officeooo:rsid="001f0af2"/>
    </style:style>
    <style:style style:name="T9" style:family="text">
      <style:text-properties fo:color="#0071c2" loext:opacity="100%"/>
    </style:style>
    <style:style style:name="T10" style:family="text">
      <style:text-properties fo:color="#0071c2" loext:opacity="100%" officeooo:rsid="0028f9d6"/>
    </style:style>
    <style:style style:name="T11" style:family="text">
      <style:text-properties fo:color="#0071c2" loext:opacity="100%" style:font-name="Roboto Mono" fo:font-size="9pt" fo:font-weight="normal" fo:background-color="#fbfcfd" loext:char-shading-value="0"/>
    </style:style>
    <style:style style:name="T12" style:family="text">
      <style:text-properties fo:color="#bd271e" loext:opacity="100%"/>
    </style:style>
    <style:style style:name="T13" style:family="text">
      <style:text-properties fo:color="#bd271e" loext:opacity="100%" style:font-name="Roboto Mono" fo:font-size="9pt" fo:font-weight="normal" fo:background-color="#fbfcfd" loext:char-shading-value="0"/>
    </style:style>
    <style:style style:name="T14" style:family="text">
      <style:text-properties fo:color="#c4407c" loext:opacity="100%"/>
    </style:style>
    <style:style style:name="T15" style:family="text">
      <style:text-properties officeooo:rsid="00245960"/>
    </style:style>
    <style:style style:name="T16" style:family="text">
      <style:text-properties fo:color="#343741" loext:opacity="100%" style:font-name="Roboto Mono" fo:font-size="9pt" fo:font-weight="normal" fo:background-color="#fbfcfd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/><text:tab/><text:tab/><text:tab/><text:tab/><text:tab/><text:span text:style-name="T3">ELK STACK</text:span></text:p>
      <text:p text:style-name="P2"/>
      <text:p text:style-name="P2"><text:span text:style-name="T15">########</text:span>sudo ./elastic-agent install --insecure</text:p>
      <text:p text:style-name="P2"/>
      <text:list xml:id="list696070232" text:style-name="L1">
        <text:list-item>
          <text:p text:style-name="P11"><text:span text:style-name="T4">Used this github repo </text:span><text:a xlink:type="simple" xlink:href="https://github.com/deviantony/docker-elk.git" text:style-name="Internet_20_link" text:visited-style-name="Visited_20_Internet_20_Link">https://github.com/deviantony/docker-elk.git</text:a></text:p>
        </text:list-item>
        <text:list-item>
          <text:p text:style-name="P12">to up the <text:s/>required containers run </text:p>
          <text:p text:style-name="P12">-- <text:span text:style-name="T1">docker-compose -f docker-compose.yml -f extensions/fleet/fleet-compose.yml -f extensions/metricbeat/metricbeat-compose.yml up -d</text:span></text:p>
        </text:list-item>
        <text:list-item>
          <text:p text:style-name="P17">To add multiple servers into the stack, follow the following steps .</text:p>
          <text:p text:style-name="P13">i. <text:span text:style-name="T5">first</text:span> access the kibana dashboard</text:p>
          <text:p text:style-name="P13">ii. then click on hamburger sign on the top left-hand side </text:p>
          <text:p text:style-name="P13">iii. Go to management , then click on fleet</text:p>
          <text:p text:style-name="P13">iv. Then click on Agent policy and create a agent policy</text:p>
          <text:p text:style-name="P13">v. In agent policy we add integration as per our requirement (eg. System logs, docker container logs ..)</text:p>
          <text:p text:style-name="P13">vi. After creating agent policy --&gt; in fleet click on agent --&gt; add agent </text:p>
          <text:p text:style-name="P13">vii. Then follow the given steps <text:s/>on the machine that you need to add to the elk stack.</text:p>
        </text:list-item>
        <text:list-item>
          <text:p text:style-name="P18">Now to monitor the logs for the servers , follow the given steps.</text:p>
          <text:p text:style-name="P14">i. <text:span text:style-name="T6">Click on the hamburger sign </text:span></text:p>
          <text:p text:style-name="P15">ii. Then <text:s/>go to observation --&gt; then click on Logs </text:p>
          <text:p text:style-name="P15">iii. Here we see the logs of all servers</text:p>
          <text:p text:style-name="P15">iv. To filter out the logs for a specific server and service </text:p>
          <text:p text:style-name="P15">v. click on the search bar and then filter out as per the requirement for eg (</text:p>
          <text:p text:style-name="P15"><text:s/><text:span text:style-name="T1">host.hostname :"server1" and container.name :"jenkins-server" </text:span><text:s/>)</text:p>
          <text:p text:style-name="P15">here server1 is the name of a server and jenkins-server is the name of a container</text:p>
          <text:p text:style-name="P16">vi. some more examples (<text:span text:style-name="T1">host.hostname :"server1" <text:s/>and data_stream.dataset :"system.auth" </text:span>)</text:p>
          <text:p text:style-name="P16">--------------------------------------------------------------------------------------------</text:p>
          <text:p text:style-name="P16"><text:s text:c="13"/></text:p>
        </text:list-item>
      </text:list>
      <text:p text:style-name="P1"><text:span text:style-name="Strong_20_Emphasis"/></text:p>
      <text:p text:style-name="P1"><text:span text:style-name="Strong_20_Emphasis"><text:span text:style-name="T2">-------------------------------------------------------------------------------------------------------------------------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In Kibana, you can control access to specific data using role-based access control (RBAC). To ensure that a particular user can view logs of only a specific server, you need to follow these steps:</text:span></text:span></text:p>
      <text:list xml:id="list1950238565" text:style-name="L2">
        <text:list-item>
          <text:p text:style-name="P20"><text:span text:style-name="Strong_20_Emphasis">Create a Role:</text:span></text:p>
          <text:list>
            <text:list-item>
              <text:p text:style-name="P21">Navigate to <text:span text:style-name="Strong_20_Emphasis">Stack Management</text:span> in Kibana.</text:p>
            </text:list-item>
            <text:list-item>
              <text:p text:style-name="P21">Go to <text:span text:style-name="Strong_20_Emphasis">Security</text:span> and then <text:span text:style-name="Strong_20_Emphasis">Roles</text:span>.</text:p>
            </text:list-item>
            <text:list-item>
              <text:p text:style-name="P21">Click <text:span text:style-name="Strong_20_Emphasis">Create role</text:span>.</text:p>
            </text:list-item>
            <text:list-item>
              <text:p text:style-name="P21">Name the role (e.g., <text:span text:style-name="Source_20_Text">server_logs_viewer</text:span>).</text:p>
            </text:list-item>
          </text:list>
        </text:list-item>
        <text:list-item>
          <text:p text:style-name="P20"><text:span text:style-name="Strong_20_Emphasis">Define Index Permissions:</text:span></text:p>
          <text:list>
            <text:list-item>
              <text:p text:style-name="P21">Under the <text:span text:style-name="Strong_20_Emphasis">Index permissions</text:span> section, add the indices that contain the logs of the specific server. You can specify index patterns if needed (e.g., <text:span text:style-name="Source_20_Text">logs-server-*</text:span> if your indices follow a naming convention).</text:p>
            </text:list-item>
            <text:list-item>
              <text:p text:style-name="P21">Set the <text:span text:style-name="Strong_20_Emphasis">Privileges</text:span> to <text:span text:style-name="Source_20_Text">read</text:span> or <text:span text:style-name="Source_20_Text">view_index_metadata</text:span>.</text:p>
            </text:list-item>
          </text:list>
        </text:list-item>
        <text:list-item>
          <text:p text:style-name="P20"><text:soft-page-break/><text:span text:style-name="Strong_20_Emphasis">Add Document-Level Security (DLS):</text:span></text:p>
          <text:list>
            <text:list-item>
              <text:p text:style-name="P21">If your logs for different servers are stored in the same index but can be distinguished by a field (e.g., <text:span text:style-name="Source_20_Text"><text:span text:style-name="T8">agent.id</text:span></text:span>), you can use DLS to restrict access further.</text:p>
            </text:list-item>
            <text:list-item>
              <text:p text:style-name="P20">In the <text:span text:style-name="Strong_20_Emphasis">Query</text:span> field under <text:span text:style-name="Strong_20_Emphasis">Document Level Security</text:span>, add a query to filter the logs for the specific server. For example:</text:p>
            </text:list-item>
            <text:list-item>
              <text:p text:style-name="P22">{ "term": </text:p>
              <text:p text:style-name="P22"><text:s text:c="5"/>{ "agent.id": "your_agent_id"</text:p>
              <text:p text:style-name="P22"><text:s/>} </text:p>
              <text:p text:style-name="P22">}</text:p>
            </text:list-item>
          </text:list>
        </text:list-item>
      </text:list>
      <text:p text:style-name="P3">----------------------------------------------------------------------------------------------------------------------------</text:p>
      <text:list xml:id="list115639505783813" text:continue-numbering="true" text:style-name="L2">
        <text:list-item>
          <text:list>
            <text:list-item>
              <text:p text:style-name="P19">{</text:p>
            </text:list-item>
          </text:list>
        </text:list-item>
      </text:list>
      <text:p text:style-name="P4"><text:span text:style-name="T9"><text:s text:c="29"/>"bool"</text:span>: {</text:p>
      <text:p text:style-name="P4"><text:span text:style-name="T9"><text:s text:c="33"/>"should"</text:span>: [</text:p>
      <text:p text:style-name="P4"><text:s text:c="36"/>{</text:p>
      <text:p text:style-name="P4"><text:span text:style-name="T9"><text:s text:c="40"/>"term"</text:span>: {</text:p>
      <text:p text:style-name="P4"><text:span text:style-name="T9"><text:s text:c="45"/>"agent.id"</text:span>: <text:span text:style-name="T12">"43da8ad3-1299-4f67-adcc-7a360257cbc9"</text:span></text:p>
      <text:p text:style-name="P4"><text:s text:c="40"/>}</text:p>
      <text:p text:style-name="P4"><text:s text:c="36"/>},</text:p>
      <text:p text:style-name="P4"><text:s text:c="36"/>{</text:p>
      <text:p text:style-name="P4"><text:span text:style-name="T9"><text:s text:c="40"/>"term"</text:span>: {</text:p>
      <text:p text:style-name="P4"><text:span text:style-name="T9"><text:s text:c="46"/>"agent.id"</text:span>: <text:span text:style-name="T12">"e2e6d0c8-7456-48f1-8a74-6bd1d20a942e"</text:span></text:p>
      <text:p text:style-name="P4"><text:s text:c="39"/>}</text:p>
      <text:p text:style-name="P4"><text:s text:c="35"/>}</text:p>
      <text:p text:style-name="P4"><text:s text:c="32"/>],</text:p>
      <text:p text:style-name="P4"><text:span text:style-name="T9"><text:s text:c="34"/>"minimum_should_match"</text:span>: <text:span text:style-name="T14">1</text:span></text:p>
      <text:p text:style-name="P4"><text:s text:c="24"/><text:tab/>}</text:p>
      <text:p text:style-name="P4"><text:s text:c="22"/>}</text:p>
      <text:list xml:id="list115640158893912" text:continue-numbering="true" text:style-name="L2">
        <text:list-item>
          <text:list>
            <text:list-header>
              <text:p text:style-name="P23">The above code is to add 2 agents</text:p>
            </text:list-header>
          </text:list>
        </text:list-item>
      </text:list>
      <text:p text:style-name="P8">-------------------------------------------------------------------------------------------------</text:p>
      <text:p text:style-name="P9">{</text:p>
      <text:p text:style-name="P6"><text:span text:style-name="T10"><text:s text:c="3"/></text:span><text:span text:style-name="T9">"term"</text:span>: {</text:p>
      <text:p text:style-name="P10"><text:span text:style-name="T11"><text:tab/> <text:s text:c="5"/>"agent.id"</text:span><text:span text:style-name="T16">: </text:span><text:span text:style-name="T13">"</text:span><text:span text:style-name="T12">f13fb963-4f76-4ba6-9426-c176c084cae5</text:span><text:span text:style-name="T13">"</text:span></text:p>
      <text:p text:style-name="P4"><text:s text:c="15"/>}</text:p>
      <text:p text:style-name="P4"><text:s text:c="9"/>}</text:p>
      <text:p text:style-name="P4">-------------------------------------------------------------------------------------------------------------------</text:p>
      <text:p text:style-name="P8"/>
      <text:p text:style-name="P5">{</text:p>
      <text:p text:style-name="P4"><text:span text:style-name="T9"><text:s text:c="8"/>"bool"</text:span>: {</text:p>
      <text:p text:style-name="P4"><text:span text:style-name="T9"><text:s text:c="12"/>"must"</text:span>: [</text:p>
      <text:p text:style-name="P4"><text:s text:c="15"/>{</text:p>
      <text:p text:style-name="P4"><text:span text:style-name="T9"><text:s text:c="20"/>"term"</text:span>: {</text:p>
      <text:p text:style-name="P4"><text:span text:style-name="T9"><text:s text:c="35"/>"agent.id"</text:span>: <text:span text:style-name="T12">"02272cb7-0411-4649-8ad0-778882a1406d"</text:span></text:p>
      <text:p text:style-name="P4"><text:soft-page-break/><text:s text:c="32"/>}</text:p>
      <text:p text:style-name="P4"><text:s text:c="23"/>},</text:p>
      <text:p text:style-name="P4"><text:s text:c="22"/>{</text:p>
      <text:p text:style-name="P4"><text:span text:style-name="T9"><text:s text:c="27"/>"terms"</text:span>: {</text:p>
      <text:p text:style-name="P4"><text:span text:style-name="T9"><text:s text:c="33"/>"container.name"</text:span>: [<text:span text:style-name="T12">"padcare-webapp"</text:span>, <text:span text:style-name="T12">"padcare-api"</text:span>]</text:p>
      <text:p text:style-name="P4"><text:s text:c="30"/>}</text:p>
      <text:p text:style-name="P4"><text:s text:c="25"/>}</text:p>
      <text:p text:style-name="P4"><text:s text:c="23"/>]</text:p>
      <text:p text:style-name="P4"><text:s text:c="18"/>}</text:p>
      <text:p text:style-name="P4"><text:s text:c="14"/>}</text:p>
      <text:p text:style-name="P4"><text:s text:c="7"/></text:p>
      <text:p text:style-name="P4"/>
      <text:p text:style-name="P7">To see logs of multiple containers</text:p>
      <text:p text:style-name="P8">-----------------------------------------------------------------------------------------------------------------</text:p>
      <text:p text:style-name="P5">{</text:p>
      <text:p text:style-name="P4"><text:span text:style-name="T9"><text:s text:c="4"/>"bool"</text:span>: {</text:p>
      <text:p text:style-name="P4"><text:span text:style-name="T9"><text:s text:c="18"/>"must"</text:span>: [</text:p>
      <text:p text:style-name="P4"><text:s text:c="15"/>{</text:p>
      <text:p text:style-name="P4"><text:span text:style-name="T9"><text:s text:c="20"/>"term"</text:span>: {</text:p>
      <text:p text:style-name="P4"><text:span text:style-name="T9"><text:tab/><text:tab/><text:tab/>"agent.id"</text:span>: <text:span text:style-name="T12">"02272cb7-0411-4649-8ad0-778882a1406d"</text:span></text:p>
      <text:p text:style-name="P4"><text:s text:c="33"/>}</text:p>
      <text:p text:style-name="P4"><text:s text:c="29"/>},</text:p>
      <text:p text:style-name="P4"><text:s text:c="28"/>{</text:p>
      <text:p text:style-name="P4"><text:span text:style-name="T9"><text:s text:c="34"/>"terms"</text:span>: {</text:p>
      <text:p text:style-name="P4"><text:span text:style-name="T9"><text:tab/><text:tab/><text:tab/><text:tab/><text:tab/>"log.file.path"</text:span>: [<text:span text:style-name="T12">"/var/log/apache2/padcare-api.focal-learning.com.access.log"</text:span>, <text:span text:style-name="T12">"/var/log/apache2/padcare.focal-learning.com.access.log"</text:span>]</text:p>
      <text:p text:style-name="P4"><text:tab/><text:tab/>}</text:p>
      <text:p text:style-name="P4"><text:tab/> <text:s text:c="8"/>}</text:p>
      <text:p text:style-name="P4"><text:tab/> <text:s text:c="5"/>]</text:p>
      <text:p text:style-name="P4"><text:tab/>}</text:p>
      <text:p text:style-name="P4"><text:s text:c="9"/>}</text:p>
      <text:p text:style-name="P8"/>
      <text:p text:style-name="P8"/>
      <text:p text:style-name="P8"/>
      <text:p text:style-name="P8">---------------------------------------------------------------------------</text:p>
      <text:list xml:id="list115641190257446" text:continue-numbering="true" text:style-name="L2">
        <text:list-item>
          <text:list>
            <text:list-header>
              <text:p text:style-name="P22"/>
            </text:list-header>
          </text:list>
        </text:list-item>
      </text:list>
      <text:p text:style-name="P3"><text:span text:style-name="Strong_20_Emphasis"><text:span text:style-name="T7">4. </text:span></text:span><text:span text:style-name="Strong_20_Emphasis">Assign Role to User:</text:span></text:p>
      <text:list xml:id="list3332093013" text:style-name="L3">
        <text:list-item>
          <text:p text:style-name="P25">Navigate to <text:span text:style-name="Strong_20_Emphasis">Users</text:span> under <text:span text:style-name="Strong_20_Emphasis">Security</text:span> in Stack Management.</text:p>
        </text:list-item>
        <text:list-item>
          <text:p text:style-name="P25">Select the user to whom you want to assign the role.</text:p>
        </text:list-item>
        <text:list-item>
          <text:p text:style-name="P24">In the <text:span text:style-name="Strong_20_Emphasis">Roles</text:span> section, add the newly created role (e.g., <text:span text:style-name="Source_20_Text">server_logs_viewer</text:span>).</text:p>
        </text:list-item>
      </text:list>
      <text:list xml:id="list16631185" text:style-name="L4">
        <text:list-item>
          <text:p text:style-name="P26"><text:span text:style-name="Strong_20_Emphasis">Verify Access:</text:span></text:p>
        </text:list-item>
      </text:list>
      <text:list xml:id="list444226431" text:style-name="L5">
        <text:list-item>
          <text:p text:style-name="P27">Log in as the user and verify that they can only see the logs of the assigned server.</text:p>
        </text:list-item>
      </text:list>
      <text:p text:style-name="P3"><text:soft-page-break/></text:p>
      <text:p text:style-name="P1"><text:span text:style-name="Strong_20_Emphasis"><text:span text:style-name="T2"/></text:span></text:p>
      <text:list xml:id="list115640740803995" text:continue-list="list696070232" text:style-name="L1">
        <text:list-header>
          <text:p text:style-name="P15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10:26:56.591168754</meta:creation-date>
    <meta:editing-duration>PT5H3M43S</meta:editing-duration>
    <meta:editing-cycles>25</meta:editing-cycles>
    <meta:generator>LibreOffice/7.3.7.2$Linux_X86_64 LibreOffice_project/30$Build-2</meta:generator>
    <dc:date>2024-07-01T11:56:39.052599991</dc:date>
    <meta:document-statistic meta:table-count="0" meta:image-count="0" meta:object-count="0" meta:page-count="4" meta:paragraph-count="111" meta:word-count="588" meta:character-count="5317" meta:non-whitespace-character-count="3683"/>
  </office:meta>
</office:document-meta>
</file>